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808080" fo:letter-spacing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ff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923d7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officeooo:rsid="001923d7" officeooo:paragraph-rsid="001923d7"/>
    </style:style>
    <style:style style:name="P7" style:family="paragraph" style:parent-style-name="Preformatted_20_Text">
      <style:paragraph-properties fo:orphans="2" fo:widows="2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1923d7" officeooo:paragraph-rsid="001923d7"/>
    </style:style>
    <style:style style:name="P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officeooo:rsid="001923d7" officeooo:paragraph-rsid="001923d7"/>
    </style:style>
    <style:style style:name="P11" style:family="paragraph" style:parent-style-name="Preformatted_20_Text">
      <style:paragraph-properties fo:orphans="2" fo:widows="2" fo:break-before="page"/>
      <style:text-properties fo:font-variant="normal" fo:text-transform="none" fo:color="#808080" fo:letter-spacing="normal"/>
    </style:style>
    <style:style style:name="P12" style:family="paragraph" style:parent-style-name="Preformatted_20_Text">
      <style:paragraph-properties fo:orphans="2" fo:widows="2" fo:break-before="page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orphans="2" fo:widows="2" fo:break-before="page"/>
    </style:style>
    <style:style style:name="T1" style:family="text">
      <style:text-properties fo:font-style="normal" fo:font-weight="bold"/>
    </style:style>
    <style:style style:name="T2" style:family="text">
      <style:text-properties fo:font-style="normal" fo:font-weight="normal"/>
    </style:style>
    <style:style style:name="T3" style:family="text">
      <style:text-properties fo:color="#ff0000" fo:font-weight="bold"/>
    </style:style>
    <style:style style:name="T4" style:family="text">
      <style:text-properties fo:color="#696969" fo:font-weight="bold"/>
    </style:style>
    <style:style style:name="T5" style:family="text">
      <style:text-properties fo:color="#808080"/>
    </style:style>
    <style:style style:name="T6" style:family="text">
      <style:text-properties fo:color="#808080" fo:font-weight="bold"/>
    </style:style>
    <style:style style:name="T7" style:family="text">
      <style:text-properties fo:color="#0000ff" fo:font-weight="bold"/>
    </style:style>
    <style:style style:name="T8" style:family="text">
      <style:text-properties fo:color="#808000" fo:font-weight="bold"/>
    </style:style>
    <style:style style:name="T9" style:family="text">
      <style:text-properties fo:color="#008000"/>
    </style:style>
    <style:style style:name="T10" style:family="text">
      <style:text-properties fo:color="#008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SBY PART 3</text:p>
      <text:p text:style-name="P7"/>
      <text:p text:style-name="P1"><text:s/><text:span text:style-name="T1">STRING TABLE</text:span></text:p>
      <text:p text:style-name="P3">-- entries:5</text:p>
      <text:p text:style-name="P5">┏──────────┯────────┯──────────┯────────────────────────────────────────────────┓</text:p>
      <text:p text:style-name="P5">│ <text:span text:style-name="T2">offset <text:s text:c="2"/>│ index <text:s/>│ length <text:s text:c="2"/>│ content <text:s text:c="39"/>│</text:span></text:p>
      <text:p text:style-name="P5">┣══════════┿════════┿══════════┿════════════════════════════════════════════════┫</text:p>
      <text:p text:style-name="P5">│ <text:span text:style-name="T2">0x18 <text:s text:c="4"/>│ 0 <text:s text:c="5"/>│ 11 <text:s text:c="6"/>│ Incoming... <text:s text:c="35"/>│</text:span></text:p>
      <text:p text:style-name="P5">│ <text:span text:style-name="T2">0x2b <text:s text:c="4"/>│ 1 <text:s text:c="5"/>│ 1 <text:s text:c="7"/>│ \n <text:s text:c="44"/>│</text:span></text:p>
      <text:p text:style-name="P5">│ <text:span text:style-name="T2">0x34 <text:s text:c="4"/>│ 2 <text:s text:c="5"/>│ 9 <text:s text:c="7"/>│ Mangled: <text:s text:c="38"/>│</text:span></text:p>
      <text:p text:style-name="P5">│ <text:span text:style-name="T2">0x45 <text:s text:c="4"/>│ 3 <text:s text:c="5"/>│ 6 <text:s text:c="7"/>│ Flag: <text:s text:c="41"/>│</text:span></text:p>
      <text:p text:style-name="P5">│ <text:span text:style-name="T2">0x53 <text:s text:c="4"/>│ 4 <text:s text:c="5"/>│ 8 <text:s text:c="7"/>│ Zipped: <text:s text:c="39"/>│</text:span></text:p>
      <text:p text:style-name="P5">┗──────────┷────────┷──────────┷────────────────────────────────────────────────┛</text:p>
      <text:p text:style-name="P7"/>
      <text:p text:style-name="P7"/>
      <text:p text:style-name="P1"><text:s/><text:span text:style-name="T1">SYMBOL TABLE </text:span></text:p>
      <text:p text:style-name="P3">-- entries:16</text:p>
      <text:p text:style-name="P5">┏──────────┯────────┯──────────┯────────────────────────────────────────────────┓</text:p>
      <text:p text:style-name="P5">│ <text:span text:style-name="T2">offset <text:s text:c="2"/>│ index <text:s/>│ length <text:s text:c="2"/>│ content <text:s text:c="39"/>│</text:span></text:p>
      <text:p text:style-name="P5">┣══════════┿════════┿══════════┿════════════════════════════════════════════════┫</text:p>
      <text:p text:style-name="P5">│ <text:span text:style-name="T2">0x6b <text:s text:c="4"/>│ 0 <text:s text:c="5"/>│ 7 <text:s text:c="7"/>│ mangled <text:s text:c="39"/>│</text:span></text:p>
      <text:p text:style-name="P5">│ <text:span text:style-name="T2">0x7a <text:s text:c="4"/>│ 1 <text:s text:c="5"/>│ 4 <text:s text:c="7"/>│ flag <text:s text:c="42"/>│</text:span></text:p>
      <text:p text:style-name="P5">│ <text:span text:style-name="T2">0x86 <text:s text:c="4"/>│ 2 <text:s text:c="5"/>│ 6 <text:s text:c="7"/>│ -first <text:s text:c="40"/>│</text:span></text:p>
      <text:p text:style-name="P5">│ <text:span text:style-name="T2">0x94 <text:s text:c="4"/>│ 3 <text:s text:c="5"/>│ 4 <text:s text:c="7"/>│ pair <text:s text:c="42"/>│</text:span></text:p>
      <text:p text:style-name="P5">│ <text:span text:style-name="T2">0xa0 <text:s text:c="4"/>│ 4 <text:s text:c="5"/>│ 7 <text:s text:c="7"/>│ -second <text:s text:c="39"/>│</text:span></text:p>
      <text:p text:style-name="P5">│ <text:span text:style-name="T2">0xaf <text:s text:c="4"/>│ 5 <text:s text:c="5"/>│ 12 <text:s text:c="6"/>│ gen-reverser <text:s text:c="34"/>│</text:span></text:p>
      <text:p text:style-name="P5">│ <text:span text:style-name="T2">0xc3 <text:s text:c="4"/>│ 6 <text:s text:c="5"/>│ 7 <text:s text:c="7"/>│ counter <text:s text:c="39"/>│</text:span></text:p>
      <text:p text:style-name="P5">│ <text:span text:style-name="T2">0xd2 <text:s text:c="4"/>│ 7 <text:s text:c="5"/>│ 4 <text:s text:c="7"/>│ modu <text:s text:c="42"/>│</text:span></text:p>
      <text:p text:style-name="P5">│ <text:span text:style-name="T2">0xde <text:s text:c="4"/>│ 8 <text:s text:c="5"/>│ 3 <text:s text:c="7"/>│ res <text:s text:c="43"/>│</text:span></text:p>
      <text:p text:style-name="P5">│ <text:span text:style-name="T2">0xe9 <text:s text:c="4"/>│ 9 <text:s text:c="5"/>│ 3 <text:s text:c="7"/>│ zip <text:s text:c="43"/>│</text:span></text:p>
      <text:p text:style-name="P5">│ <text:span text:style-name="T2">0xf4 <text:s text:c="4"/>│ 10 <text:s text:c="4"/>│ 8 <text:s text:c="7"/>│ what-one <text:s text:c="38"/>│</text:span></text:p>
      <text:p text:style-name="P5">│ <text:span text:style-name="T2">0x104 <text:s text:c="3"/>│ 11 <text:s text:c="4"/>│ 8 <text:s text:c="7"/>│ what-two <text:s text:c="38"/>│</text:span></text:p>
      <text:p text:style-name="P5">│ <text:span text:style-name="T2">0x114 <text:s text:c="3"/>│ 12 <text:s text:c="4"/>│ 3 <text:s text:c="7"/>│ map <text:s text:c="43"/>│</text:span></text:p>
      <text:p text:style-name="P5">│ <text:span text:style-name="T2">0x11f <text:s text:c="3"/>│ 13 <text:s text:c="4"/>│ 4 <text:s text:c="7"/>│ with <text:s text:c="42"/>│</text:span></text:p>
      <text:p text:style-name="P5">│ <text:span text:style-name="T2">0x12b <text:s text:c="3"/>│ 14 <text:s text:c="4"/>│ 4 <text:s text:c="7"/>│ what <text:s text:c="42"/>│</text:span></text:p>
      <text:p text:style-name="P5">│ <text:span text:style-name="T2">0x137 <text:s text:c="3"/>│ 15 <text:s text:c="4"/>│ 6 <text:s text:c="7"/>│ zipped <text:s text:c="40"/>│</text:span></text:p>
      <text:p text:style-name="P5">┗──────────┷────────┷──────────┷────────────────────────────────────────────────┛</text:p>
      <text:p text:style-name="P7"/>
      <text:p text:style-name="P1"><text:s/><text:span text:style-name="T1">Amount of Tapes: 7</text:span></text:p>
      <text:p text:style-name="P11"><text:span text:style-name="T1"/></text:p>
      <text:p text:style-name="P3">--------------------------------------------------------------------------------</text:p>
      <text:p text:style-name="P3">tape number <text:s text:c="3"/>: <text:span text:style-name="T3">0</text:span></text:p>
      <text:p text:style-name="P3">length of tape : 963 bytes</text:p>
      <text:p text:style-name="P3">tape start <text:s text:c="4"/>: <text:span text:style-name="T4">0x0000014d</text:span></text:p>
      <text:p text:style-name="P3">tape end <text:s text:c="6"/>: <text:span text:style-name="T4">0x00000510</text:span></text:p>
      <text:p text:style-name="P3">--------------------------------------------------------------------------------</text:p>
      <text:p text:style-name="P3"><text:span text:style-name="T4">0x0000014d</text:span> <text:s text:c="3"/>0x0 <text:s/>0aaa00000000000000<text:span text:style-name="T5"> <text:s text:c="9"/></text:span><text:span text:style-name="T6">PUSHI , 0xaa <text:s text:c="5"/>; 170</text:span></text:p>
      <text:p text:style-name="P3"><text:span text:style-name="T4">0x00000156</text:span> <text:s text:c="3"/>0x9 <text:s/>0a5700000000000000<text:span text:style-name="T5"> <text:s text:c="9"/></text:span><text:span text:style-name="T6">PUSHI , 0x57 <text:s text:c="5"/>; 87 <text:s text:c="2"/></text:span><text:span text:style-name="T7">'W'</text:span></text:p>
      <text:p text:style-name="P3"><text:span text:style-name="T4">0x0000015f</text:span> <text:s text:c="2"/>0x12 <text:s/>0a7600000000000000<text:span text:style-name="T5"> <text:s text:c="9"/></text:span><text:span text:style-name="T6">PUSHI , 0x76 <text:s text:c="5"/>; 118 <text:s/></text:span><text:span text:style-name="T7">'v'</text:span></text:p>
      <text:p text:style-name="P3"><text:span text:style-name="T4">0x00000168</text:span> <text:s text:c="2"/>0x1b <text:s/>0a5000000000000000<text:span text:style-name="T5"> <text:s text:c="9"/></text:span><text:span text:style-name="T6">PUSHI , 0x50 <text:s text:c="5"/>; 80 <text:s text:c="2"/></text:span><text:span text:style-name="T7">'P'</text:span></text:p>
      <text:p text:style-name="P3"><text:span text:style-name="T4">0x00000171</text:span> <text:s text:c="2"/>0x24 <text:s/>0a3e00000000000000<text:span text:style-name="T5"> <text:s text:c="9"/></text:span><text:span text:style-name="T6">PUSHI , 0x3e <text:s text:c="5"/>; 62 <text:s text:c="2"/></text:span><text:span text:style-name="T7">'&gt;'</text:span></text:p>
      <text:p text:style-name="P3"><text:span text:style-name="T4">0x0000017a</text:span> <text:s text:c="2"/>0x2d <text:s/>0ad400000000000000<text:span text:style-name="T5"> <text:s text:c="9"/></text:span><text:span text:style-name="T6">PUSHI , 0xd4 <text:s text:c="5"/>; 212</text:span></text:p>
      <text:p text:style-name="P3"><text:span text:style-name="T4">0x00000183</text:span> <text:s text:c="2"/>0x36 <text:s/>0af300000000000000<text:span text:style-name="T5"> <text:s text:c="9"/></text:span><text:span text:style-name="T6">PUSHI , 0xf3 <text:s text:c="5"/>; 243</text:span></text:p>
      <text:p text:style-name="P3"><text:span text:style-name="T4">0x0000018c</text:span> <text:s text:c="2"/>0x3f <text:s/>0a8a00000000000000<text:span text:style-name="T5"> <text:s text:c="9"/></text:span><text:span text:style-name="T6">PUSHI , 0x8a <text:s text:c="5"/>; 138</text:span></text:p>
      <text:p text:style-name="P3"><text:span text:style-name="T4">0x00000195</text:span> <text:s text:c="2"/>0x48 <text:s/>0ae400000000000000<text:span text:style-name="T5"> <text:s text:c="9"/></text:span><text:span text:style-name="T6">PUSHI , 0xe4 <text:s text:c="5"/>; 228</text:span></text:p>
      <text:p text:style-name="P3"><text:span text:style-name="T4">0x0000019e</text:span> <text:s text:c="2"/>0x51 <text:s/>0ad500000000000000<text:span text:style-name="T5"> <text:s text:c="9"/></text:span><text:span text:style-name="T6">PUSHI , 0xd5 <text:s text:c="5"/>; 213</text:span></text:p>
      <text:p text:style-name="P3"><text:span text:style-name="T4">0x000001a7</text:span> <text:s text:c="2"/>0x5a <text:s/>0ac600000000000000<text:span text:style-name="T5"> <text:s text:c="9"/></text:span><text:span text:style-name="T6">PUSHI , 0xc6 <text:s text:c="5"/>; 198</text:span></text:p>
      <text:p text:style-name="P3"><text:span text:style-name="T4">0x000001b0</text:span> <text:s text:c="2"/>0x63 <text:s/>0a0700000000000000<text:span text:style-name="T5"> <text:s text:c="9"/></text:span><text:span text:style-name="T6">PUSHI , 0x7 <text:s text:c="6"/>; 7</text:span></text:p>
      <text:p text:style-name="P3"><text:span text:style-name="T4">0x000001b9</text:span> <text:s text:c="2"/>0x6c <text:s/>0a1200000000000000<text:span text:style-name="T5"> <text:s text:c="9"/></text:span><text:span text:style-name="T6">PUSHI , 0x12 <text:s text:c="5"/>; 18</text:span></text:p>
      <text:p text:style-name="P3"><text:span text:style-name="T4">0x000001c2</text:span> <text:s text:c="2"/>0x75 <text:s/>0a0d00000000000000<text:span text:style-name="T5"> <text:s text:c="9"/></text:span><text:span text:style-name="T6">PUSHI , 0xd <text:s text:c="6"/>; 13</text:span></text:p>
      <text:p text:style-name="P3"><text:span text:style-name="T4">0x000001cb</text:span> <text:s text:c="2"/>0x7e <text:s/>0a8200000000000000<text:span text:style-name="T5"> <text:s text:c="9"/></text:span><text:span text:style-name="T6">PUSHI , 0x82 <text:s text:c="5"/>; 130</text:span></text:p>
      <text:p text:style-name="P3"><text:span text:style-name="T4">0x000001d4</text:span> <text:s text:c="2"/>0x87 <text:s/>0ac900000000000000<text:span text:style-name="T5"> <text:s text:c="9"/></text:span><text:span text:style-name="T6">PUSHI , 0xc9 <text:s text:c="5"/>; 201</text:span></text:p>
      <text:p text:style-name="P3"><text:span text:style-name="T4">0x000001dd</text:span> <text:s text:c="2"/>0x90 <text:s/>0a5900000000000000<text:span text:style-name="T5"> <text:s text:c="9"/></text:span><text:span text:style-name="T6">PUSHI , 0x59 <text:s text:c="5"/>; 89 <text:s text:c="2"/></text:span><text:span text:style-name="T7">'Y'</text:span></text:p>
      <text:p text:style-name="P3"><text:span text:style-name="T4">0x000001e6</text:span> <text:s text:c="2"/>0x99 <text:s/>0a5200000000000000<text:span text:style-name="T5"> <text:s text:c="9"/></text:span><text:span text:style-name="T6">PUSHI , 0x52 <text:s text:c="5"/>; 82 <text:s text:c="2"/></text:span><text:span text:style-name="T7">'R'</text:span></text:p>
      <text:p text:style-name="P3"><text:span text:style-name="T4">0x000001ef</text:span> <text:s text:c="2"/>0xa2 <text:s/>0aa200000000000000<text:span text:style-name="T5"> <text:s text:c="9"/></text:span><text:span text:style-name="T6">PUSHI , 0xa2 <text:s text:c="5"/>; 162</text:span></text:p>
      <text:p text:style-name="P3"><text:span text:style-name="T4">0x000001f8</text:span> <text:s text:c="2"/>0xab <text:s/>0a1700000000000000<text:span text:style-name="T5"> <text:s text:c="9"/></text:span><text:span text:style-name="T6">PUSHI , 0x17 <text:s text:c="5"/>; 23</text:span></text:p>
      <text:p text:style-name="P3"><text:span text:style-name="T4">0x00000201</text:span> <text:s text:c="2"/>0xb4 <text:s/>0ac000000000000000<text:span text:style-name="T5"> <text:s text:c="9"/></text:span><text:span text:style-name="T6">PUSHI , 0xc0 <text:s text:c="5"/>; 192</text:span></text:p>
      <text:p text:style-name="P3"><text:span text:style-name="T4">0x0000020a</text:span> <text:s text:c="2"/>0xbd <text:s/>0a7b00000000000000<text:span text:style-name="T5"> <text:s text:c="9"/></text:span><text:span text:style-name="T6">PUSHI , 0x7b <text:s text:c="5"/>; 123 <text:s/></text:span><text:span text:style-name="T7">'{'</text:span></text:p>
      <text:p text:style-name="P3"><text:span text:style-name="T4">0x00000213</text:span> <text:s text:c="2"/>0xc6 <text:s/>0a5d00000000000000<text:span text:style-name="T5"> <text:s text:c="9"/></text:span><text:span text:style-name="T6">PUSHI , 0x5d <text:s text:c="5"/>; 93 <text:s text:c="2"/></text:span><text:span text:style-name="T7">']'</text:span></text:p>
      <text:p text:style-name="P3"><text:span text:style-name="T4">0x0000021c</text:span> <text:s text:c="2"/>0xcf <text:s/>0a5a00000000000000<text:span text:style-name="T5"> <text:s text:c="9"/></text:span><text:span text:style-name="T6">PUSHI , 0x5a <text:s text:c="5"/>; 90 <text:s text:c="2"/></text:span><text:span text:style-name="T7">'Z'</text:span></text:p>
      <text:p text:style-name="P3"><text:span text:style-name="T4">0x00000225</text:span> <text:s text:c="2"/>0xd8 <text:s/>0a0c00000000000000<text:span text:style-name="T5"> <text:s text:c="9"/></text:span><text:span text:style-name="T6">PUSHI , 0xc <text:s text:c="6"/>; 12</text:span></text:p>
      <text:p text:style-name="P3"><text:span text:style-name="T4">0x0000022e</text:span> <text:s text:c="2"/>0xe1 <text:s/>0a5200000000000000<text:span text:style-name="T5"> <text:s text:c="9"/></text:span><text:span text:style-name="T6">PUSHI , 0x52 <text:s text:c="5"/>; 82 <text:s text:c="2"/></text:span><text:span text:style-name="T7">'R'</text:span></text:p>
      <text:p text:style-name="P3"><text:span text:style-name="T4">0x00000237</text:span> <text:s text:c="2"/>0xea <text:s/>0a1800000000000000<text:span text:style-name="T5"> <text:s text:c="9"/></text:span><text:span text:style-name="T6">PUSHI , 0x18 <text:s text:c="5"/>; 24</text:span></text:p>
      <text:p text:style-name="P3"><text:span text:style-name="T4">0x00000240</text:span> <text:s text:c="2"/>0xf3 <text:s/>0afa00000000000000<text:span text:style-name="T5"> <text:s text:c="9"/></text:span><text:span text:style-name="T6">PUSHI , 0xfa <text:s text:c="5"/>; 250</text:span></text:p>
      <text:p text:style-name="P3"><text:span text:style-name="T4">0x00000249</text:span> <text:s text:c="2"/>0xfc <text:s/>0a6c00000000000000<text:span text:style-name="T5"> <text:s text:c="9"/></text:span><text:span text:style-name="T6">PUSHI , 0x6c <text:s text:c="5"/>; 108 <text:s/></text:span><text:span text:style-name="T7">'l'</text:span></text:p>
      <text:p text:style-name="P3"><text:span text:style-name="T4">0x00000252</text:span> <text:s/>0x105 <text:s/>0ad200000000000000<text:span text:style-name="T5"> <text:s text:c="9"/></text:span><text:span text:style-name="T6">PUSHI , 0xd2 <text:s text:c="5"/>; 210</text:span></text:p>
      <text:p text:style-name="P3"><text:span text:style-name="T4">0x0000025b</text:span> <text:s/>0x10e <text:s/>0a9e00000000000000<text:span text:style-name="T5"> <text:s text:c="9"/></text:span><text:span text:style-name="T6">PUSHI , 0x9e <text:s text:c="5"/>; 158</text:span></text:p>
      <text:p text:style-name="P3"><text:span text:style-name="T4">0x00000264</text:span> <text:s/>0x117 <text:s/>0a3600000000000000<text:span text:style-name="T5"> <text:s text:c="9"/></text:span><text:span text:style-name="T6">PUSHI , 0x36 <text:s text:c="5"/>; 54 <text:s text:c="2"/></text:span><text:span text:style-name="T7">'6'</text:span></text:p>
      <text:p text:style-name="P3"><text:span text:style-name="T4">0x0000026d</text:span> <text:s/>0x120 <text:s/>272000000000000000<text:span text:style-name="T5"> <text:s text:c="10"/></text:span><text:span text:style-name="T6">LIST , 0x20 <text:s text:c="5"/>; '32'</text:span></text:p>
      <text:p text:style-name="P3"><text:span text:style-name="T4">0x00000276</text:span> <text:s/>0x129 <text:s/>250000000000000000<text:span text:style-name="T5"> <text:s text:c="7"/></text:span><text:span text:style-name="T6">DECLARE , 0x0 <text:s text:c="6"/></text:span><text:span text:style-name="T8">; [mangled]</text:span></text:p>
      <text:p text:style-name="P3"><text:span text:style-name="T4">0x0000027f</text:span> <text:s/>0x132 <text:s/>1d0000000000000000<text:span text:style-name="T5"> <text:s text:c="6"/></text:span><text:span text:style-name="T6">STORETOP , 0x0 <text:s text:c="6"/></text:span><text:span text:style-name="T8">; [mangled]</text:span></text:p>
      <text:p text:style-name="P3"><text:span text:style-name="T4">0x00000288</text:span> <text:s/>0x13b <text:s text:c="17"/>11<text:span text:style-name="T5"> <text:s text:c="6"/></text:span><text:span text:style-name="T6">PUSHUNIT</text:span></text:p>
      <text:p text:style-name="P3"><text:span text:style-name="T4">0x00000289</text:span> <text:s/>0x13c <text:s/>0ad400000000000000<text:span text:style-name="T5"> <text:s text:c="9"/></text:span><text:span text:style-name="T6">PUSHI , 0xd4 <text:s text:c="5"/>; 212</text:span></text:p>
      <text:p text:style-name="P3"><text:span text:style-name="T4">0x00000292</text:span> <text:s/>0x145 <text:s/>0a7400000000000000<text:span text:style-name="T5"> <text:s text:c="9"/></text:span><text:span text:style-name="T6">PUSHI , 0x74 <text:s text:c="5"/>; 116 <text:s/></text:span><text:span text:style-name="T7">'t'</text:span></text:p>
      <text:p text:style-name="P3"><text:span text:style-name="T4">0x0000029b</text:span> <text:s/>0x14e <text:s/>0a1700000000000000<text:span text:style-name="T5"> <text:s text:c="9"/></text:span><text:span text:style-name="T6">PUSHI , 0x17 <text:s text:c="5"/>; 23</text:span></text:p>
      <text:p text:style-name="P3"><text:span text:style-name="T4">0x000002a4</text:span> <text:s/>0x157 <text:s/>0a2300000000000000<text:span text:style-name="T5"> <text:s text:c="9"/></text:span><text:span text:style-name="T6">PUSHI , 0x23 <text:s text:c="5"/>; 35 <text:s text:c="2"/></text:span><text:span text:style-name="T7">'#'</text:span></text:p>
      <text:p text:style-name="P3"><text:span text:style-name="T4">0x000002ad</text:span> <text:s/>0x160 <text:s/>0a5600000000000000<text:span text:style-name="T5"> <text:s text:c="9"/></text:span><text:span text:style-name="T6">PUSHI , 0x56 <text:s text:c="5"/>; 86 <text:s text:c="2"/></text:span><text:span text:style-name="T7">'V'</text:span></text:p>
      <text:p text:style-name="P3"><text:span text:style-name="T4">0x000002b6</text:span> <text:s/>0x169 <text:s/>0aa900000000000000<text:span text:style-name="T5"> <text:s text:c="9"/></text:span><text:span text:style-name="T6">PUSHI , 0xa9 <text:s text:c="5"/>; 169</text:span></text:p>
      <text:p text:style-name="P3"><text:span text:style-name="T4">0x000002bf</text:span> <text:s/>0x172 <text:s/>0ab300000000000000<text:span text:style-name="T5"> <text:s text:c="9"/></text:span><text:span text:style-name="T6">PUSHI , 0xb3 <text:s text:c="5"/>; 179</text:span></text:p>
      <text:p text:style-name="P3"><text:span text:style-name="T4">0x000002c8</text:span> <text:s/>0x17b <text:s/>0afb00000000000000<text:span text:style-name="T5"> <text:s text:c="9"/></text:span><text:span text:style-name="T6">PUSHI , 0xfb <text:s text:c="5"/>; 251</text:span></text:p>
      <text:p text:style-name="P3"><text:span text:style-name="T4">0x000002d1</text:span> <text:s/>0x184 <text:s/>0a9700000000000000<text:span text:style-name="T5"> <text:s text:c="9"/></text:span><text:span text:style-name="T6">PUSHI , 0x97 <text:s text:c="5"/>; 151</text:span></text:p>
      <text:p text:style-name="P3"><text:span text:style-name="T4">0x000002da</text:span> <text:s/>0x18d <text:s/>0aa700000000000000<text:span text:style-name="T5"> <text:s text:c="9"/></text:span><text:span text:style-name="T6">PUSHI , 0xa7 <text:s text:c="5"/>; 167</text:span></text:p>
      <text:p text:style-name="P3"><text:span text:style-name="T4">0x000002e3</text:span> <text:s/>0x196 <text:s/>0aa600000000000000<text:span text:style-name="T5"> <text:s text:c="9"/></text:span><text:span text:style-name="T6">PUSHI , 0xa6 <text:s text:c="5"/>; 166</text:span></text:p>
      <text:p text:style-name="P3"><text:span text:style-name="T4">0x000002ec</text:span> <text:s/>0x19f <text:s/>0a7100000000000000<text:span text:style-name="T5"> <text:s text:c="9"/></text:span><text:span text:style-name="T6">PUSHI , 0x71 <text:s text:c="5"/>; 113 <text:s/></text:span><text:span text:style-name="T7">'q'</text:span></text:p>
      <text:p text:style-name="P3"><text:span text:style-name="T4">0x000002f5</text:span> <text:s/>0x1a8 <text:s/>0a7d00000000000000<text:span text:style-name="T5"> <text:s text:c="9"/></text:span><text:span text:style-name="T6">PUSHI , 0x7d <text:s text:c="5"/>; 125 <text:s/></text:span><text:span text:style-name="T7">'}'</text:span></text:p>
      <text:p text:style-name="P3"><text:span text:style-name="T4">0x000002fe</text:span> <text:s/>0x1b1 <text:s/>0a5800000000000000<text:span text:style-name="T5"> <text:s text:c="9"/></text:span><text:span text:style-name="T6">PUSHI , 0x58 <text:s text:c="5"/>; 88 <text:s text:c="2"/></text:span><text:span text:style-name="T7">'X'</text:span></text:p>
      <text:p text:style-name="P3"><text:span text:style-name="T4">0x00000307</text:span> <text:s/>0x1ba <text:s/>0a1e00000000000000<text:span text:style-name="T5"> <text:s text:c="9"/></text:span><text:span text:style-name="T6">PUSHI , 0x1e <text:s text:c="5"/>; 30 <text:s text:c="2"/></text:span><text:span text:style-name="T7">''</text:span></text:p>
      <text:p text:style-name="P3"><text:span text:style-name="T4">0x00000310</text:span> <text:s/>0x1c3 <text:s/>0aa900000000000000<text:span text:style-name="T5"> <text:s text:c="9"/></text:span><text:span text:style-name="T6">PUSHI , 0xa9 <text:s text:c="5"/>; 169</text:span></text:p>
      <text:p text:style-name="P4"><text:soft-page-break/><text:span text:style-name="T4">tape number <text:s text:c="3"/>: </text:span><text:span text:style-name="T3">0</text:span></text:p>
      <text:p text:style-name="P3"><text:span text:style-name="T4">0x00000319</text:span> <text:s/>0x1cc <text:s/>0a2c00000000000000<text:span text:style-name="T5"> <text:s text:c="9"/></text:span><text:span text:style-name="T6">PUSHI , 0x2c <text:s text:c="5"/>; 44 <text:s text:c="2"/></text:span><text:span text:style-name="T7">','</text:span></text:p>
      <text:p text:style-name="P3"><text:span text:style-name="T4">0x00000322</text:span> <text:s/>0x1d5 <text:s/>0a0f00000000000000<text:span text:style-name="T5"> <text:s text:c="9"/></text:span><text:span text:style-name="T6">PUSHI , 0xf <text:s text:c="6"/>; 15</text:span></text:p>
      <text:p text:style-name="P3"><text:span text:style-name="T4">0x0000032b</text:span> <text:s/>0x1de <text:s/>0afe00000000000000<text:span text:style-name="T5"> <text:s text:c="9"/></text:span><text:span text:style-name="T6">PUSHI , 0xfe <text:s text:c="5"/>; 254</text:span></text:p>
      <text:p text:style-name="P3"><text:span text:style-name="T4">0x00000334</text:span> <text:s/>0x1e7 <text:s/>0a7700000000000000<text:span text:style-name="T5"> <text:s text:c="9"/></text:span><text:span text:style-name="T6">PUSHI , 0x77 <text:s text:c="5"/>; 119 <text:s/></text:span><text:span text:style-name="T7">'w'</text:span></text:p>
      <text:p text:style-name="P3"><text:span text:style-name="T4">0x0000033d</text:span> <text:s/>0x1f0 <text:s/>0ada00000000000000<text:span text:style-name="T5"> <text:s text:c="9"/></text:span><text:span text:style-name="T6">PUSHI , 0xda <text:s text:c="5"/>; 218</text:span></text:p>
      <text:p text:style-name="P3"><text:span text:style-name="T4">0x00000346</text:span> <text:s/>0x1f9 <text:s/>0a1700000000000000<text:span text:style-name="T5"> <text:s text:c="9"/></text:span><text:span text:style-name="T6">PUSHI , 0x17 <text:s text:c="5"/>; 23</text:span></text:p>
      <text:p text:style-name="P3"><text:span text:style-name="T4">0x0000034f</text:span> <text:s/>0x202 <text:s/>0a3b00000000000000<text:span text:style-name="T5"> <text:s text:c="9"/></text:span><text:span text:style-name="T6">PUSHI , 0x3b <text:s text:c="5"/>; 59 <text:s text:c="2"/></text:span><text:span text:style-name="T7">';'</text:span></text:p>
      <text:p text:style-name="P3"><text:span text:style-name="T4">0x00000358</text:span> <text:s/>0x20b <text:s/>0a3300000000000000<text:span text:style-name="T5"> <text:s text:c="9"/></text:span><text:span text:style-name="T6">PUSHI , 0x33 <text:s text:c="5"/>; 51 <text:s text:c="2"/></text:span><text:span text:style-name="T7">'3'</text:span></text:p>
      <text:p text:style-name="P3"><text:span text:style-name="T4">0x00000361</text:span> <text:s/>0x214 <text:s/>0a6700000000000000<text:span text:style-name="T5"> <text:s text:c="9"/></text:span><text:span text:style-name="T6">PUSHI , 0x67 <text:s text:c="5"/>; 103 <text:s/></text:span><text:span text:style-name="T7">'g'</text:span></text:p>
      <text:p text:style-name="P3"><text:span text:style-name="T4">0x0000036a</text:span> <text:s/>0x21d <text:s/>0a2b00000000000000<text:span text:style-name="T5"> <text:s text:c="9"/></text:span><text:span text:style-name="T6">PUSHI , 0x2b <text:s text:c="5"/>; 43 <text:s text:c="2"/></text:span><text:span text:style-name="T7">'+'</text:span></text:p>
      <text:p text:style-name="P3"><text:span text:style-name="T4">0x00000373</text:span> <text:s/>0x226 <text:s/>0a2d00000000000000<text:span text:style-name="T5"> <text:s text:c="9"/></text:span><text:span text:style-name="T6">PUSHI , 0x2d <text:s text:c="5"/>; 45 <text:s text:c="2"/></text:span><text:span text:style-name="T7">'-'</text:span></text:p>
      <text:p text:style-name="P3"><text:span text:style-name="T4">0x0000037c</text:span> <text:s/>0x22f <text:s/>0ac700000000000000<text:span text:style-name="T5"> <text:s text:c="9"/></text:span><text:span text:style-name="T6">PUSHI , 0xc7 <text:s text:c="5"/>; 199</text:span></text:p>
      <text:p text:style-name="P3"><text:span text:style-name="T4">0x00000385</text:span> <text:s/>0x238 <text:s/>0a3200000000000000<text:span text:style-name="T5"> <text:s text:c="9"/></text:span><text:span text:style-name="T6">PUSHI , 0x32 <text:s text:c="5"/>; 50 <text:s text:c="2"/></text:span><text:span text:style-name="T7">'2'</text:span></text:p>
      <text:p text:style-name="P3"><text:span text:style-name="T4">0x0000038e</text:span> <text:s/>0x241 <text:s/>0a9400000000000000<text:span text:style-name="T5"> <text:s text:c="9"/></text:span><text:span text:style-name="T6">PUSHI , 0x94 <text:s text:c="5"/>; 148</text:span></text:p>
      <text:p text:style-name="P3"><text:span text:style-name="T4">0x00000397</text:span> <text:s/>0x24a <text:s/>0ade00000000000000<text:span text:style-name="T5"> <text:s text:c="9"/></text:span><text:span text:style-name="T6">PUSHI , 0xde <text:s text:c="5"/>; 222</text:span></text:p>
      <text:p text:style-name="P3"><text:span text:style-name="T4">0x000003a0</text:span> <text:s/>0x253 <text:s/>0a6000000000000000<text:span text:style-name="T5"> <text:s text:c="9"/></text:span><text:span text:style-name="T6">PUSHI , 0x60 <text:s text:c="5"/>; 96 <text:s text:c="2"/></text:span><text:span text:style-name="T7">'`'</text:span></text:p>
      <text:p text:style-name="P3"><text:span text:style-name="T4">0x000003a9</text:span> <text:s/>0x25c <text:s/>272000000000000000<text:span text:style-name="T5"> <text:s text:c="10"/></text:span><text:span text:style-name="T6">LIST , 0x20 <text:s text:c="5"/>; '32'</text:span></text:p>
      <text:p text:style-name="P3"><text:span text:style-name="T4">0x000003b2</text:span> <text:s/>0x265 <text:s/>250100000000000000<text:span text:style-name="T5"> <text:s text:c="7"/></text:span><text:span text:style-name="T6">DECLARE , 0x1 <text:s text:c="6"/></text:span><text:span text:style-name="T8">; [flag]</text:span></text:p>
      <text:p text:style-name="P3"><text:span text:style-name="T4">0x000003bb</text:span> <text:s/>0x26e <text:s/>1d0100000000000000<text:span text:style-name="T5"> <text:s text:c="6"/></text:span><text:span text:style-name="T6">STORETOP , 0x1 <text:s text:c="6"/></text:span><text:span text:style-name="T8">; [flag]</text:span></text:p>
      <text:p text:style-name="P3"><text:span text:style-name="T4">0x000003c4</text:span> <text:s/>0x277 <text:s text:c="17"/>11<text:span text:style-name="T5"> <text:s text:c="6"/></text:span><text:span text:style-name="T6">PUSHUNIT</text:span></text:p>
      <text:p text:style-name="P3"><text:span text:style-name="T4">0x000003c5</text:span> <text:s/>0x278 <text:s/>250200000000000000<text:span text:style-name="T5"> <text:s text:c="7"/></text:span><text:span text:style-name="T6">DECLARE , 0x2 <text:s text:c="6"/></text:span><text:span text:style-name="T8">; [-first]</text:span></text:p>
      <text:p text:style-name="P3"><text:span text:style-name="T4">0x000003ce</text:span> <text:s/>0x281 <text:s/>120100000000000000<text:span text:style-name="T5"> <text:s text:c="3"/></text:span><text:span text:style-name="T6">PUSHCLOSURE , 0x1 <text:s text:c="6"/></text:span><text:span text:style-name="T3">; Tape:1</text:span></text:p>
      <text:p text:style-name="P3"><text:span text:style-name="T4">0x000003d7</text:span> <text:s/>0x28a <text:s/>1d0200000000000000<text:span text:style-name="T5"> <text:s text:c="6"/></text:span><text:span text:style-name="T6">STORETOP , 0x2 <text:s text:c="6"/></text:span><text:span text:style-name="T8">; [-first]</text:span></text:p>
      <text:p text:style-name="P3"><text:span text:style-name="T4">0x000003e0</text:span> <text:s/>0x293 <text:s text:c="17"/>11<text:span text:style-name="T5"> <text:s text:c="6"/></text:span><text:span text:style-name="T6">PUSHUNIT</text:span></text:p>
      <text:p text:style-name="P3"><text:span text:style-name="T4">0x000003e1</text:span> <text:s/>0x294 <text:s/>250400000000000000<text:span text:style-name="T5"> <text:s text:c="7"/></text:span><text:span text:style-name="T6">DECLARE , 0x4 <text:s text:c="6"/></text:span><text:span text:style-name="T8">; [-second]</text:span></text:p>
      <text:p text:style-name="P3"><text:span text:style-name="T4">0x000003ea</text:span> <text:s/>0x29d <text:s/>120200000000000000<text:span text:style-name="T5"> <text:s text:c="3"/></text:span><text:span text:style-name="T6">PUSHCLOSURE , 0x2 <text:s text:c="6"/></text:span><text:span text:style-name="T3">; Tape:2</text:span></text:p>
      <text:p text:style-name="P3"><text:span text:style-name="T4">0x000003f3</text:span> <text:s/>0x2a6 <text:s/>1d0400000000000000<text:span text:style-name="T5"> <text:s text:c="6"/></text:span><text:span text:style-name="T6">STORETOP , 0x4 <text:s text:c="6"/></text:span><text:span text:style-name="T8">; [-second]</text:span></text:p>
      <text:p text:style-name="P3"><text:span text:style-name="T4">0x000003fc</text:span> <text:s/>0x2af <text:s text:c="17"/>11<text:span text:style-name="T5"> <text:s text:c="6"/></text:span><text:span text:style-name="T6">PUSHUNIT</text:span></text:p>
      <text:p text:style-name="P3"><text:span text:style-name="T4">0x000003fd</text:span> <text:s/>0x2b0 <text:s/>250500000000000000<text:span text:style-name="T5"> <text:s text:c="7"/></text:span><text:span text:style-name="T6">DECLARE , 0x5 <text:s text:c="6"/></text:span><text:span text:style-name="T8">; [gen-reverser]</text:span></text:p>
      <text:p text:style-name="P3"><text:span text:style-name="T4">0x00000406</text:span> <text:s/>0x2b9 <text:s/>120300000000000000<text:span text:style-name="T5"> <text:s text:c="3"/></text:span><text:span text:style-name="T6">PUSHCLOSURE , 0x3 <text:s text:c="6"/></text:span><text:span text:style-name="T3">; Tape:3</text:span></text:p>
      <text:p text:style-name="P3"><text:span text:style-name="T4">0x0000040f</text:span> <text:s/>0x2c2 <text:s/>1d0500000000000000<text:span text:style-name="T5"> <text:s text:c="6"/></text:span><text:span text:style-name="T6">STORETOP , 0x5 <text:s text:c="6"/></text:span><text:span text:style-name="T8">; [gen-reverser]</text:span></text:p>
      <text:p text:style-name="P3"><text:span text:style-name="T4">0x00000418</text:span> <text:s/>0x2cb <text:s text:c="17"/>11<text:span text:style-name="T5"> <text:s text:c="6"/></text:span><text:span text:style-name="T6">PUSHUNIT</text:span></text:p>
      <text:p text:style-name="P3"><text:span text:style-name="T4">0x00000419</text:span> <text:s/>0x2cc <text:s/>250900000000000000<text:span text:style-name="T5"> <text:s text:c="7"/></text:span><text:span text:style-name="T6">DECLARE , 0x9 <text:s text:c="6"/></text:span><text:span text:style-name="T8">; [zip]</text:span></text:p>
      <text:p text:style-name="P3"><text:span text:style-name="T4">0x00000422</text:span> <text:s/>0x2d5 <text:s/>120500000000000000<text:span text:style-name="T5"> <text:s text:c="3"/></text:span><text:span text:style-name="T6">PUSHCLOSURE , 0x5 <text:s text:c="6"/></text:span><text:span text:style-name="T3">; Tape:5</text:span></text:p>
      <text:p text:style-name="P3"><text:span text:style-name="T4">0x0000042b</text:span> <text:s/>0x2de <text:s/>1d0900000000000000<text:span text:style-name="T5"> <text:s text:c="6"/></text:span><text:span text:style-name="T6">STORETOP , 0x9 <text:s text:c="6"/></text:span><text:span text:style-name="T8">; [zip]</text:span></text:p>
      <text:p text:style-name="P3"><text:span text:style-name="T4">0x00000434</text:span> <text:s/>0x2e7 <text:s text:c="17"/>11<text:span text:style-name="T5"> <text:s text:c="6"/></text:span><text:span text:style-name="T6">PUSHUNIT</text:span></text:p>
      <text:p text:style-name="P3"><text:span text:style-name="T4">0x00000435</text:span> <text:s/>0x2e8 <text:s/>250c00000000000000<text:span text:style-name="T5"> <text:s text:c="7"/></text:span><text:span text:style-name="T6">DECLARE , 0xc <text:s text:c="6"/></text:span><text:span text:style-name="T8">; [map]</text:span></text:p>
      <text:p text:style-name="P3"><text:span text:style-name="T4">0x0000043e</text:span> <text:s/>0x2f1 <text:s/>120600000000000000<text:span text:style-name="T5"> <text:s text:c="3"/></text:span><text:span text:style-name="T6">PUSHCLOSURE , 0x6 <text:s text:c="6"/></text:span><text:span text:style-name="T3">; Tape:6</text:span></text:p>
      <text:p text:style-name="P3"><text:span text:style-name="T4">0x00000447</text:span> <text:s/>0x2fa <text:s/>1d0c00000000000000<text:span text:style-name="T5"> <text:s text:c="6"/></text:span><text:span text:style-name="T6">STORETOP , 0xc <text:s text:c="6"/></text:span><text:span text:style-name="T8">; [map]</text:span></text:p>
      <text:p text:style-name="P3"><text:span text:style-name="T4">0x00000450</text:span> <text:s/>0x303 <text:s text:c="17"/>11<text:span text:style-name="T5"> <text:s text:c="6"/></text:span><text:span text:style-name="T6">PUSHUNIT</text:span></text:p>
      <text:p text:style-name="P3"><text:span text:style-name="T4">0x00000451</text:span> <text:s/>0x304 <text:s/>0c0000000000000000<text:span text:style-name="T5"> <text:s text:c="7"/></text:span><text:span text:style-name="T6">PUSHSTR , 0x0 <text:s text:c="6"/></text:span><text:span text:style-name="T10">; "Incoming..."</text:span></text:p>
      <text:p text:style-name="P3"><text:span text:style-name="T4">0x0000045a</text:span> <text:s/>0x30d <text:s text:c="17"/>26<text:span text:style-name="T5"> <text:s text:c="9"/></text:span><text:span text:style-name="T6">PRINT</text:span></text:p>
      <text:p text:style-name="P3"><text:span text:style-name="T4">0x0000045b</text:span> <text:s/>0x30e <text:s/>0c0100000000000000<text:span text:style-name="T5"> <text:s text:c="7"/></text:span><text:span text:style-name="T6">PUSHSTR , 0x1 <text:s text:c="6"/></text:span><text:span text:style-name="T10">; "\n"</text:span></text:p>
      <text:p text:style-name="P3"><text:span text:style-name="T4">0x00000464</text:span> <text:s/>0x317 <text:s text:c="17"/>26<text:span text:style-name="T5"> <text:s text:c="9"/></text:span><text:span text:style-name="T6">PRINT</text:span></text:p>
      <text:p text:style-name="P3"><text:span text:style-name="T4">0x00000465</text:span> <text:s/>0x318 <text:s text:c="17"/>11<text:span text:style-name="T5"> <text:s text:c="6"/></text:span><text:span text:style-name="T6">PUSHUNIT</text:span></text:p>
      <text:p text:style-name="P3"><text:span text:style-name="T4">0x00000466</text:span> <text:s/>0x319 <text:s/>0c0200000000000000<text:span text:style-name="T5"> <text:s text:c="7"/></text:span><text:span text:style-name="T6">PUSHSTR , 0x2 <text:s text:c="6"/></text:span><text:span text:style-name="T10">; "Mangled: "</text:span></text:p>
      <text:p text:style-name="P3"><text:span text:style-name="T4">0x0000046f</text:span> <text:s/>0x322 <text:s text:c="17"/>26<text:span text:style-name="T5"> <text:s text:c="9"/></text:span><text:span text:style-name="T6">PRINT</text:span></text:p>
      <text:p text:style-name="P3"><text:span text:style-name="T4">0x00000470</text:span> <text:s/>0x323 <text:s/>0d0000000000000000<text:span text:style-name="T5"> <text:s text:c="8"/></text:span><text:span text:style-name="T6">PUSHSY , 0x0 <text:s text:c="6"/></text:span><text:span text:style-name="T8">; [mangled]</text:span></text:p>
      <text:p text:style-name="P3"><text:span text:style-name="T4">0x00000479</text:span> <text:s/>0x32c <text:s text:c="17"/>26<text:span text:style-name="T5"> <text:s text:c="9"/></text:span><text:span text:style-name="T6">PRINT</text:span></text:p>
      <text:p text:style-name="P3"><text:span text:style-name="T4">0x0000047a</text:span> <text:s/>0x32d <text:s/>0c0100000000000000<text:span text:style-name="T5"> <text:s text:c="7"/></text:span><text:span text:style-name="T6">PUSHSTR , 0x1 <text:s text:c="6"/></text:span><text:span text:style-name="T10">; "\n"</text:span></text:p>
      <text:p text:style-name="P3"><text:span text:style-name="T4">0x00000483</text:span> <text:s/>0x336 <text:s text:c="17"/>26<text:span text:style-name="T5"> <text:s text:c="9"/></text:span><text:span text:style-name="T6">PRINT</text:span></text:p>
      <text:p text:style-name="P3"><text:span text:style-name="T4">0x00000484</text:span> <text:s/>0x337 <text:s text:c="17"/>11<text:span text:style-name="T5"> <text:s text:c="6"/></text:span><text:span text:style-name="T6">PUSHUNIT</text:span></text:p>
      <text:p text:style-name="P3"><text:span text:style-name="T4">0x00000485</text:span> <text:s/>0x338 <text:s/>0c0300000000000000<text:span text:style-name="T5"> <text:s text:c="7"/></text:span><text:span text:style-name="T6">PUSHSTR , 0x3 <text:s text:c="6"/></text:span><text:span text:style-name="T10">; "Flag: "</text:span></text:p>
      <text:p text:style-name="P3"><text:span text:style-name="T4">0x0000048e</text:span> <text:s/>0x341 <text:s text:c="17"/>26<text:span text:style-name="T5"> <text:s text:c="9"/></text:span><text:span text:style-name="T6">PRINT</text:span></text:p>
      <text:p text:style-name="P3"><text:span text:style-name="T4">0x0000048f</text:span> <text:s/>0x342 <text:s/>0d0100000000000000<text:span text:style-name="T5"> <text:s text:c="8"/></text:span><text:span text:style-name="T6">PUSHSY , 0x1 <text:s text:c="6"/></text:span><text:span text:style-name="T8">; [flag]</text:span></text:p>
      <text:p text:style-name="P3"><text:span text:style-name="T4">0x00000498</text:span> <text:s/>0x34b <text:s text:c="17"/>26<text:span text:style-name="T5"> <text:s text:c="9"/></text:span><text:span text:style-name="T6">PRINT</text:span></text:p>
      <text:p text:style-name="P3"><text:span text:style-name="T4">0x00000499</text:span> <text:s/>0x34c <text:s/>0c0100000000000000<text:span text:style-name="T5"> <text:s text:c="7"/></text:span><text:span text:style-name="T6">PUSHSTR , 0x1 <text:s text:c="6"/></text:span><text:span text:style-name="T10">; "\n"</text:span></text:p>
      <text:p text:style-name="P3"><text:span text:style-name="T4">0x000004a2</text:span> <text:s/>0x355 <text:s text:c="17"/>26<text:span text:style-name="T5"> <text:s text:c="9"/></text:span><text:span text:style-name="T6">PRINT</text:span></text:p>
      <text:p text:style-name="P4"><text:soft-page-break/><text:span text:style-name="T4">tape number <text:s text:c="3"/>: </text:span><text:span text:style-name="T3">0</text:span></text:p>
      <text:p text:style-name="P3"><text:span text:style-name="T4">0x000004a3</text:span> <text:s/>0x356 <text:s text:c="17"/>11<text:span text:style-name="T5"> <text:s text:c="6"/></text:span><text:span text:style-name="T6">PUSHUNIT</text:span></text:p>
      <text:p text:style-name="P3"><text:span text:style-name="T4">0x000004a4</text:span> <text:s/>0x357 <text:s/>0d0100000000000000<text:span text:style-name="T5"> <text:s text:c="8"/></text:span><text:span text:style-name="T6">PUSHSY , 0x1 <text:s text:c="6"/></text:span><text:span text:style-name="T8">; [flag]</text:span></text:p>
      <text:p text:style-name="P3"><text:span text:style-name="T4">0x000004ad</text:span> <text:s/>0x360 <text:s/>0d0000000000000000<text:span text:style-name="T5"> <text:s text:c="8"/></text:span><text:span text:style-name="T6">PUSHSY , 0x0 <text:s text:c="6"/></text:span><text:span text:style-name="T8">; [mangled]</text:span></text:p>
      <text:p text:style-name="P3"><text:span text:style-name="T4">0x000004b6</text:span> <text:s/>0x369 <text:s/>0d0900000000000000<text:span text:style-name="T5"> <text:s text:c="8"/></text:span><text:span text:style-name="T6">PUSHSY , 0x9 <text:s text:c="6"/></text:span><text:span text:style-name="T8">; [zip]</text:span></text:p>
      <text:p text:style-name="P3"><text:span text:style-name="T4">0x000004bf</text:span> <text:s/>0x372 <text:s text:c="17"/>16<text:span text:style-name="T5"> <text:s text:c="10"/></text:span><text:span text:style-name="T6">CALL</text:span></text:p>
      <text:p text:style-name="P3"><text:span text:style-name="T4">0x000004c0</text:span> <text:s/>0x373 <text:s/>250f00000000000000<text:span text:style-name="T5"> <text:s text:c="7"/></text:span><text:span text:style-name="T6">DECLARE , 0xf <text:s text:c="6"/></text:span><text:span text:style-name="T8">; [zipped]</text:span></text:p>
      <text:p text:style-name="P3"><text:span text:style-name="T4">0x000004c9</text:span> <text:s/>0x37c <text:s/>1d0f00000000000000<text:span text:style-name="T5"> <text:s text:c="6"/></text:span><text:span text:style-name="T6">STORETOP , 0xf <text:s text:c="6"/></text:span><text:span text:style-name="T8">; [zipped]</text:span></text:p>
      <text:p text:style-name="P3"><text:span text:style-name="T4">0x000004d2</text:span> <text:s/>0x385 <text:s text:c="17"/>11<text:span text:style-name="T5"> <text:s text:c="6"/></text:span><text:span text:style-name="T6">PUSHUNIT</text:span></text:p>
      <text:p text:style-name="P3"><text:span text:style-name="T4">0x000004d3</text:span> <text:s/>0x386 <text:s/>0c0400000000000000<text:span text:style-name="T5"> <text:s text:c="7"/></text:span><text:span text:style-name="T6">PUSHSTR , 0x4 <text:s text:c="6"/></text:span><text:span text:style-name="T10">; "Zipped: "</text:span></text:p>
      <text:p text:style-name="P3"><text:span text:style-name="T4">0x000004dc</text:span> <text:s/>0x38f <text:s text:c="17"/>26<text:span text:style-name="T5"> <text:s text:c="9"/></text:span><text:span text:style-name="T6">PRINT</text:span></text:p>
      <text:p text:style-name="P3"><text:span text:style-name="T4">0x000004dd</text:span> <text:s/>0x390 <text:s/>0d0f00000000000000<text:span text:style-name="T5"> <text:s text:c="8"/></text:span><text:span text:style-name="T6">PUSHSY , 0xf <text:s text:c="6"/></text:span><text:span text:style-name="T8">; [zipped]</text:span></text:p>
      <text:p text:style-name="P3"><text:span text:style-name="T4">0x000004e6</text:span> <text:s/>0x399 <text:s text:c="17"/>26<text:span text:style-name="T5"> <text:s text:c="9"/></text:span><text:span text:style-name="T6">PRINT</text:span></text:p>
      <text:p text:style-name="P3"><text:span text:style-name="T4">0x000004e7</text:span> <text:s/>0x39a <text:s/>0c0100000000000000<text:span text:style-name="T5"> <text:s text:c="7"/></text:span><text:span text:style-name="T6">PUSHSTR , 0x1 <text:s text:c="6"/></text:span><text:span text:style-name="T10">; "\n"</text:span></text:p>
      <text:p text:style-name="P3"><text:span text:style-name="T4">0x000004f0</text:span> <text:s/>0x3a3 <text:s text:c="17"/>26<text:span text:style-name="T5"> <text:s text:c="9"/></text:span><text:span text:style-name="T6">PRINT</text:span></text:p>
      <text:p text:style-name="P3"><text:span text:style-name="T4">0x000004f1</text:span> <text:s/>0x3a4 <text:s text:c="17"/>11<text:span text:style-name="T5"> <text:s text:c="6"/></text:span><text:span text:style-name="T6">PUSHUNIT</text:span></text:p>
      <text:p text:style-name="P3"><text:span text:style-name="T4">0x000004f2</text:span> <text:s/>0x3a5 <text:s/>0d0f00000000000000<text:span text:style-name="T5"> <text:s text:c="8"/></text:span><text:span text:style-name="T6">PUSHSY , 0xf <text:s text:c="6"/></text:span><text:span text:style-name="T8">; [zipped]</text:span></text:p>
      <text:p text:style-name="P3"><text:span text:style-name="T4">0x000004fb</text:span> <text:s/>0x3ae <text:s/>0d0500000000000000<text:span text:style-name="T5"> <text:s text:c="8"/></text:span><text:span text:style-name="T6">PUSHSY , 0x5 <text:s text:c="6"/></text:span><text:span text:style-name="T8">; [gen-reverser]</text:span></text:p>
      <text:p text:style-name="P3"><text:span text:style-name="T4">0x00000504</text:span> <text:s/>0x3b7 <text:s text:c="17"/>16<text:span text:style-name="T5"> <text:s text:c="10"/></text:span><text:span text:style-name="T6">CALL</text:span></text:p>
      <text:p text:style-name="P3"><text:span text:style-name="T4">0x00000505</text:span> <text:s/>0x3b8 <text:s/>0d0c00000000000000<text:span text:style-name="T5"> <text:s text:c="8"/></text:span><text:span text:style-name="T6">PUSHSY , 0xc <text:s text:c="6"/></text:span><text:span text:style-name="T8">; [map]</text:span></text:p>
      <text:p text:style-name="P3"><text:span text:style-name="T4">0x0000050e</text:span> <text:s/>0x3c1 <text:s text:c="17"/>16<text:span text:style-name="T5"> <text:s text:c="10"/></text:span><text:span text:style-name="T6">CALL</text:span></text:p>
      <text:p text:style-name="P3"><text:span text:style-name="T4">0x0000050f</text:span> <text:s/>0x3c2 <text:s text:c="17"/>00<text:span text:style-name="T5"> <text:s text:c="10"/></text:span><text:span text:style-name="T6">HALT</text:span></text:p>
      <text:p text:style-name="P5"/>
      <text:p text:style-name="P5"/>
      <text:p text:style-name="P6">END OF TAPE</text:p>
      <text:p text:style-name="P12"/>
      <text:p text:style-name="P7"/>
      <text:p text:style-name="P3">--------------------------------------------------------------------------------</text:p>
      <text:p text:style-name="P3">tape number <text:s text:c="3"/>: <text:span text:style-name="T3">1</text:span></text:p>
      <text:p text:style-name="P3">length of tape : 29 bytes</text:p>
      <text:p text:style-name="P3">tape start <text:s text:c="4"/>: <text:span text:style-name="T4">0x00000518</text:span></text:p>
      <text:p text:style-name="P3">tape end <text:s text:c="6"/>: <text:span text:style-name="T4">0x00000535</text:span></text:p>
      <text:p text:style-name="P3">--------------------------------------------------------------------------------</text:p>
      <text:p text:style-name="P3"><text:span text:style-name="T4">0x00000518</text:span> <text:s text:c="3"/>0x0 <text:s/>250300000000000000<text:span text:style-name="T5"> <text:s text:c="7"/></text:span><text:span text:style-name="T6">DECLARE , 0x3 <text:s text:c="6"/></text:span><text:span text:style-name="T8">; [pair]</text:span></text:p>
      <text:p text:style-name="P3"><text:span text:style-name="T4">0x00000521</text:span> <text:s text:c="3"/>0x9 <text:s/>1c0300000000000000<text:span text:style-name="T5"> <text:s text:c="9"/></text:span><text:span text:style-name="T6">STORE , 0x3 <text:s text:c="6"/></text:span><text:span text:style-name="T8">; [pair]</text:span></text:p>
      <text:p text:style-name="P3"><text:span text:style-name="T4">0x0000052a</text:span> <text:s text:c="2"/>0x12 <text:s/>0d0300000000000000<text:span text:style-name="T5"> <text:s text:c="8"/></text:span><text:span text:style-name="T6">PUSHSY , 0x3 <text:s text:c="6"/></text:span><text:span text:style-name="T8">; [pair]</text:span></text:p>
      <text:p text:style-name="P3"><text:span text:style-name="T4">0x00000533</text:span> <text:s text:c="2"/>0x1b <text:s text:c="17"/>28<text:span text:style-name="T5"> <text:s text:c="10"/></text:span><text:span text:style-name="T6">HEAD</text:span></text:p>
      <text:p text:style-name="P3"><text:span text:style-name="T4">0x00000534</text:span> <text:s text:c="2"/>0x1c <text:s text:c="17"/>18<text:span text:style-name="T5"> <text:s text:c="11"/></text:span><text:span text:style-name="T6">RET</text:span></text:p>
      <text:p text:style-name="P5"/>
      <text:p text:style-name="P5"/>
      <text:p text:style-name="P6">END OF TAPE</text:p>
      <text:p text:style-name="P7"/>
      <text:p text:style-name="P13"/>
      <text:p text:style-name="P3">--------------------------------------------------------------------------------</text:p>
      <text:p text:style-name="P3">tape number <text:s text:c="3"/>: <text:span text:style-name="T3">2</text:span></text:p>
      <text:p text:style-name="P3">length of tape : 30 bytes</text:p>
      <text:p text:style-name="P3">tape start <text:s text:c="4"/>: <text:span text:style-name="T4">0x0000053d</text:span></text:p>
      <text:p text:style-name="P3">tape end <text:s text:c="6"/>: <text:span text:style-name="T4">0x0000055b</text:span></text:p>
      <text:p text:style-name="P3">--------------------------------------------------------------------------------</text:p>
      <text:p text:style-name="P3"><text:span text:style-name="T4">0x0000053d</text:span> <text:s text:c="3"/>0x0 <text:s/>250300000000000000<text:span text:style-name="T5"> <text:s text:c="7"/></text:span><text:span text:style-name="T6">DECLARE , 0x3 <text:s text:c="6"/></text:span><text:span text:style-name="T8">; [pair]</text:span></text:p>
      <text:p text:style-name="P3"><text:span text:style-name="T4">0x00000546</text:span> <text:s text:c="3"/>0x9 <text:s/>1c0300000000000000<text:span text:style-name="T5"> <text:s text:c="9"/></text:span><text:span text:style-name="T6">STORE , 0x3 <text:s text:c="6"/></text:span><text:span text:style-name="T8">; [pair]</text:span></text:p>
      <text:p text:style-name="P3"><text:span text:style-name="T4">0x0000054f</text:span> <text:s text:c="2"/>0x12 <text:s/>0d0300000000000000<text:span text:style-name="T5"> <text:s text:c="8"/></text:span><text:span text:style-name="T6">PUSHSY , 0x3 <text:s text:c="6"/></text:span><text:span text:style-name="T8">; [pair]</text:span></text:p>
      <text:p text:style-name="P3"><text:span text:style-name="T4">0x00000558</text:span> <text:s text:c="2"/>0x1b <text:s text:c="17"/>29<text:span text:style-name="T5"> <text:s text:c="10"/></text:span><text:span text:style-name="T6">TAIL</text:span></text:p>
      <text:p text:style-name="P3"><text:span text:style-name="T4">0x00000559</text:span> <text:s text:c="2"/>0x1c <text:s text:c="17"/>28<text:span text:style-name="T5"> <text:s text:c="10"/></text:span><text:span text:style-name="T6">HEAD</text:span></text:p>
      <text:p text:style-name="P3"><text:span text:style-name="T4">0x0000055a</text:span> <text:s text:c="2"/>0x1d <text:s text:c="17"/>18<text:span text:style-name="T5"> <text:s text:c="11"/></text:span><text:span text:style-name="T6">RET</text:span></text:p>
      <text:p text:style-name="P5"/>
      <text:p text:style-name="P5"/>
      <text:p text:style-name="P5"/>
      <text:p text:style-name="P6">END OF TAPE</text:p>
      <text:p text:style-name="P7"/>
      <text:p text:style-name="P13"/>
      <text:p text:style-name="P3">--------------------------------------------------------------------------------</text:p>
      <text:p text:style-name="P3">tape number <text:s text:c="3"/>: <text:span text:style-name="T3">3</text:span></text:p>
      <text:p text:style-name="P3">length of tape : 39 bytes</text:p>
      <text:p text:style-name="P3">tape start <text:s text:c="4"/>: <text:span text:style-name="T4">0x00000563</text:span></text:p>
      <text:p text:style-name="P3">tape end <text:s text:c="6"/>: <text:span text:style-name="T4">0x0000058a</text:span></text:p>
      <text:p text:style-name="P3">--------------------------------------------------------------------------------</text:p>
      <text:p text:style-name="P3"><text:span text:style-name="T4">0x00000563</text:span> <text:s text:c="3"/>0x0 <text:s text:c="17"/>2d<text:span text:style-name="T5"> <text:s text:c="8"/></text:span><text:span text:style-name="T6">NEWENV</text:span></text:p>
      <text:p text:style-name="P3"><text:span text:style-name="T4">0x00000564</text:span> <text:s text:c="3"/>0x1 <text:s/>250600000000000000<text:span text:style-name="T5"> <text:s text:c="7"/></text:span><text:span text:style-name="T6">DECLARE , 0x6 <text:s text:c="6"/></text:span><text:span text:style-name="T8">; [counter]</text:span></text:p>
      <text:p text:style-name="P3"><text:span text:style-name="T4">0x0000056d</text:span> <text:s text:c="3"/>0xa <text:s/>0a0000000000000000<text:span text:style-name="T5"> <text:s text:c="9"/></text:span><text:span text:style-name="T6">PUSHI , 0x0 <text:s text:c="6"/>; 0</text:span></text:p>
      <text:p text:style-name="P3"><text:span text:style-name="T4">0x00000576</text:span> <text:s text:c="2"/>0x13 <text:s/>1c0600000000000000<text:span text:style-name="T5"> <text:s text:c="9"/></text:span><text:span text:style-name="T6">STORE , 0x6 <text:s text:c="6"/></text:span><text:span text:style-name="T8">; [counter]</text:span></text:p>
      <text:p text:style-name="P3"><text:span text:style-name="T4">0x0000057f</text:span> <text:s text:c="2"/>0x1c <text:s/>120400000000000000<text:span text:style-name="T5"> <text:s text:c="3"/></text:span><text:span text:style-name="T6">PUSHCLOSURE , 0x4 <text:s text:c="6"/></text:span><text:span text:style-name="T3">; Tape:4</text:span></text:p>
      <text:p text:style-name="P3"><text:span text:style-name="T4">0x00000588</text:span> <text:s text:c="2"/>0x25 <text:s text:c="17"/>2e<text:span text:style-name="T5"> <text:s text:c="5"/></text:span><text:span text:style-name="T6">DEPARTENV</text:span></text:p>
      <text:p text:style-name="P3"><text:span text:style-name="T4">0x00000589</text:span> <text:s text:c="2"/>0x26 <text:s text:c="17"/>18<text:span text:style-name="T5"> <text:s text:c="11"/></text:span><text:span text:style-name="T6">RET</text:span></text:p>
      <text:p text:style-name="P5"/>
      <text:p text:style-name="P5"/>
      <text:p text:style-name="P6">END OF TAPE</text:p>
      <text:p text:style-name="P7"/>
      <text:p text:style-name="P13"/>
      <text:p text:style-name="P3">--------------------------------------------------------------------------------</text:p>
      <text:p text:style-name="P3">tape number <text:s text:c="3"/>: <text:span text:style-name="T3">4</text:span></text:p>
      <text:p text:style-name="P3">length of tape : 184 bytes</text:p>
      <text:p text:style-name="P3">tape start <text:s text:c="4"/>: <text:span text:style-name="T4">0x00000592</text:span></text:p>
      <text:p text:style-name="P3">tape end <text:s text:c="6"/>: <text:span text:style-name="T4">0x0000064a</text:span></text:p>
      <text:p text:style-name="P3">--------------------------------------------------------------------------------</text:p>
      <text:p text:style-name="P3"><text:span text:style-name="T4">0x00000592</text:span> <text:s text:c="3"/>0x0 <text:s/>250300000000000000<text:span text:style-name="T5"> <text:s text:c="7"/></text:span><text:span text:style-name="T6">DECLARE , 0x3 <text:s text:c="6"/></text:span><text:span text:style-name="T8">; [pair]</text:span></text:p>
      <text:p text:style-name="P3"><text:span text:style-name="T4">0x0000059b</text:span> <text:s text:c="3"/>0x9 <text:s/>1c0300000000000000<text:span text:style-name="T5"> <text:s text:c="9"/></text:span><text:span text:style-name="T6">STORE , 0x3 <text:s text:c="6"/></text:span><text:span text:style-name="T8">; [pair]</text:span></text:p>
      <text:p text:style-name="P3"><text:span text:style-name="T4">0x000005a4</text:span> <text:s text:c="2"/>0x12 <text:s text:c="17"/>2d<text:span text:style-name="T5"> <text:s text:c="8"/></text:span><text:span text:style-name="T6">NEWENV</text:span></text:p>
      <text:p text:style-name="P3"><text:span text:style-name="T4">0x000005a5</text:span> <text:s text:c="2"/>0x13 <text:s/>250700000000000000<text:span text:style-name="T5"> <text:s text:c="7"/></text:span><text:span text:style-name="T6">DECLARE , 0x7 <text:s text:c="6"/></text:span><text:span text:style-name="T8">; [modu]</text:span></text:p>
      <text:p text:style-name="P3"><text:span text:style-name="T4">0x000005ae</text:span> <text:s text:c="2"/>0x1c <text:s/>0a0800000000000000<text:span text:style-name="T5"> <text:s text:c="9"/></text:span><text:span text:style-name="T6">PUSHI , 0x8 <text:s text:c="6"/>; 8</text:span></text:p>
      <text:p text:style-name="P3"><text:span text:style-name="T4">0x000005b7</text:span> <text:s text:c="2"/>0x25 <text:s/>0d0600000000000000<text:span text:style-name="T5"> <text:s text:c="8"/></text:span><text:span text:style-name="T6">PUSHSY , 0x6 <text:s text:c="6"/></text:span><text:span text:style-name="T8">; [counter]</text:span></text:p>
      <text:p text:style-name="P3"><text:span text:style-name="T4">0x000005c0</text:span> <text:s text:c="2"/>0x2e <text:s text:c="17"/>06<text:span text:style-name="T5"> <text:s text:c="11"/></text:span><text:span text:style-name="T6">MOD</text:span></text:p>
      <text:p text:style-name="P3"><text:span text:style-name="T4">0x000005c1</text:span> <text:s text:c="2"/>0x2f <text:s/>0a0800000000000000<text:span text:style-name="T5"> <text:s text:c="9"/></text:span><text:span text:style-name="T6">PUSHI , 0x8 <text:s text:c="6"/>; 8</text:span></text:p>
      <text:p text:style-name="P3"><text:span text:style-name="T4">0x000005ca</text:span> <text:s text:c="2"/>0x38 <text:s text:c="17"/>02<text:span text:style-name="T5"> <text:s text:c="11"/></text:span><text:span text:style-name="T6">SUB</text:span></text:p>
      <text:p text:style-name="P3"><text:span text:style-name="T4">0x000005cb</text:span> <text:s text:c="2"/>0x39 <text:s/>0d0300000000000000<text:span text:style-name="T5"> <text:s text:c="8"/></text:span><text:span text:style-name="T6">PUSHSY , 0x3 <text:s text:c="6"/></text:span><text:span text:style-name="T8">; [pair]</text:span></text:p>
      <text:p text:style-name="P3"><text:span text:style-name="T4">0x000005d4</text:span> <text:s text:c="2"/>0x42 <text:s/>0d0200000000000000<text:span text:style-name="T5"> <text:s text:c="8"/></text:span><text:span text:style-name="T6">PUSHSY , 0x2 <text:s text:c="6"/></text:span><text:span text:style-name="T8">; [-first]</text:span></text:p>
      <text:p text:style-name="P3"><text:span text:style-name="T4">0x000005dd</text:span> <text:s text:c="2"/>0x4b <text:s text:c="17"/>16<text:span text:style-name="T5"> <text:s text:c="10"/></text:span><text:span text:style-name="T6">CALL</text:span></text:p>
      <text:p text:style-name="P3"><text:span text:style-name="T4">0x000005de</text:span> <text:s text:c="2"/>0x4c <text:s text:c="17"/>02<text:span text:style-name="T5"> <text:s text:c="11"/></text:span><text:span text:style-name="T6">SUB</text:span></text:p>
      <text:p text:style-name="P3"><text:span text:style-name="T4">0x000005df</text:span> <text:s text:c="2"/>0x4d <text:s/>1c0700000000000000<text:span text:style-name="T5"> <text:s text:c="9"/></text:span><text:span text:style-name="T6">STORE , 0x7 <text:s text:c="6"/></text:span><text:span text:style-name="T8">; [modu]</text:span></text:p>
      <text:p text:style-name="P3"><text:span text:style-name="T4">0x000005e8</text:span> <text:s text:c="2"/>0x56 <text:s/>250800000000000000<text:span text:style-name="T5"> <text:s text:c="7"/></text:span><text:span text:style-name="T6">DECLARE , 0x8 <text:s text:c="6"/></text:span><text:span text:style-name="T8">; [res]</text:span></text:p>
      <text:p text:style-name="P3"><text:span text:style-name="T4">0x000005f1</text:span> <text:s text:c="2"/>0x5f <text:s/>0d0300000000000000<text:span text:style-name="T5"> <text:s text:c="8"/></text:span><text:span text:style-name="T6">PUSHSY , 0x3 <text:s text:c="6"/></text:span><text:span text:style-name="T8">; [pair]</text:span></text:p>
      <text:p text:style-name="P3"><text:span text:style-name="T4">0x000005fa</text:span> <text:s text:c="2"/>0x68 <text:s/>0d0400000000000000<text:span text:style-name="T5"> <text:s text:c="8"/></text:span><text:span text:style-name="T6">PUSHSY , 0x4 <text:s text:c="6"/></text:span><text:span text:style-name="T8">; [-second]</text:span></text:p>
      <text:p text:style-name="P3"><text:span text:style-name="T4">0x00000603</text:span> <text:s text:c="2"/>0x71 <text:s text:c="17"/>16<text:span text:style-name="T5"> <text:s text:c="10"/></text:span><text:span text:style-name="T6">CALL</text:span></text:p>
      <text:p text:style-name="P3"><text:span text:style-name="T4">0x00000604</text:span> <text:s text:c="2"/>0x72 <text:s/>0aff00000000000000<text:span text:style-name="T5"> <text:s text:c="9"/></text:span><text:span text:style-name="T6">PUSHI , 0xff <text:s text:c="5"/>; 255</text:span></text:p>
      <text:p text:style-name="P3"><text:span text:style-name="T4">0x0000060d</text:span> <text:s text:c="2"/>0x7b <text:s/>0d0700000000000000<text:span text:style-name="T5"> <text:s text:c="8"/></text:span><text:span text:style-name="T6">PUSHSY , 0x7 <text:s text:c="6"/></text:span><text:span text:style-name="T8">; [modu]</text:span></text:p>
      <text:p text:style-name="P3"><text:span text:style-name="T4">0x00000616</text:span> <text:s text:c="2"/>0x84 <text:s text:c="17"/>06<text:span text:style-name="T5"> <text:s text:c="11"/></text:span><text:span text:style-name="T6">MOD</text:span></text:p>
      <text:p text:style-name="P3"><text:span text:style-name="T4">0x00000617</text:span> <text:s text:c="2"/>0x85 <text:s text:c="17"/>05<text:span text:style-name="T5"> <text:s text:c="11"/></text:span><text:span text:style-name="T6">XOR</text:span></text:p>
      <text:p text:style-name="P3"><text:span text:style-name="T4">0x00000618</text:span> <text:s text:c="2"/>0x86 <text:s/>1c0800000000000000<text:span text:style-name="T5"> <text:s text:c="9"/></text:span><text:span text:style-name="T6">STORE , 0x8 <text:s text:c="6"/></text:span><text:span text:style-name="T8">; [res]</text:span></text:p>
      <text:p text:style-name="P3"><text:span text:style-name="T4">0x00000621</text:span> <text:s text:c="2"/>0x8f <text:s/>0a0100000000000000<text:span text:style-name="T5"> <text:s text:c="9"/></text:span><text:span text:style-name="T6">PUSHI , 0x1 <text:s text:c="6"/>; 1</text:span></text:p>
      <text:p text:style-name="P3"><text:span text:style-name="T4">0x0000062a</text:span> <text:s text:c="2"/>0x98 <text:s/>0d0600000000000000<text:span text:style-name="T5"> <text:s text:c="8"/></text:span><text:span text:style-name="T6">PUSHSY , 0x6 <text:s text:c="6"/></text:span><text:span text:style-name="T8">; [counter]</text:span></text:p>
      <text:p text:style-name="P3"><text:span text:style-name="T4">0x00000633</text:span> <text:s text:c="2"/>0xa1 <text:s text:c="17"/>01<text:span text:style-name="T5"> <text:s text:c="11"/></text:span><text:span text:style-name="T6">ADD</text:span></text:p>
      <text:p text:style-name="P3"><text:span text:style-name="T4">0x00000634</text:span> <text:s text:c="2"/>0xa2 <text:s/>1c0600000000000000<text:span text:style-name="T5"> <text:s text:c="9"/></text:span><text:span text:style-name="T6">STORE , 0x6 <text:s text:c="6"/></text:span><text:span text:style-name="T8">; [counter]</text:span></text:p>
      <text:p text:style-name="P3"><text:span text:style-name="T4">0x0000063d</text:span> <text:s text:c="2"/>0xab <text:s text:c="17"/>11<text:span text:style-name="T5"> <text:s text:c="6"/></text:span><text:span text:style-name="T6">PUSHUNIT</text:span></text:p>
      <text:p text:style-name="P3"><text:span text:style-name="T4">0x0000063e</text:span> <text:s text:c="2"/>0xac <text:s text:c="17"/>15<text:span text:style-name="T5"> <text:s text:c="11"/></text:span><text:span text:style-name="T6">POP</text:span></text:p>
      <text:p text:style-name="P3"><text:span text:style-name="T4">0x0000063f</text:span> <text:s text:c="2"/>0xad <text:s/>0d0800000000000000<text:span text:style-name="T5"> <text:s text:c="8"/></text:span><text:span text:style-name="T6">PUSHSY , 0x8 <text:s text:c="6"/></text:span><text:span text:style-name="T8">; [res]</text:span></text:p>
      <text:p text:style-name="P3"><text:span text:style-name="T4">0x00000648</text:span> <text:s text:c="2"/>0xb6 <text:s text:c="17"/>2e<text:span text:style-name="T5"> <text:s text:c="5"/></text:span><text:span text:style-name="T6">DEPARTENV</text:span></text:p>
      <text:p text:style-name="P3"><text:span text:style-name="T4">0x00000649</text:span> <text:s text:c="2"/>0xb7 <text:s text:c="17"/>18<text:span text:style-name="T5"> <text:s text:c="11"/></text:span><text:span text:style-name="T6">RET</text:span></text:p>
      <text:p text:style-name="P5"/>
      <text:p text:style-name="P5"/>
      <text:p text:style-name="P6">END OF TAPE</text:p>
      <text:p text:style-name="P7"/>
      <text:p text:style-name="P13"/>
      <text:p text:style-name="P3">--------------------------------------------------------------------------------</text:p>
      <text:p text:style-name="P3">tape number <text:s text:c="3"/>: <text:span text:style-name="T3">5</text:span></text:p>
      <text:p text:style-name="P3">length of tape : 200 bytes</text:p>
      <text:p text:style-name="P3">tape start <text:s text:c="4"/>: <text:span text:style-name="T4">0x00000652</text:span></text:p>
      <text:p text:style-name="P3">tape end <text:s text:c="6"/>: <text:span text:style-name="T4">0x0000071a</text:span></text:p>
      <text:p text:style-name="P3">--------------------------------------------------------------------------------</text:p>
      <text:p text:style-name="P3"><text:span text:style-name="T4">0x00000652</text:span> <text:s text:c="3"/>0x0 <text:s/>250a00000000000000<text:span text:style-name="T5"> <text:s text:c="7"/></text:span><text:span text:style-name="T6">DECLARE , 0xa <text:s text:c="6"/></text:span><text:span text:style-name="T8">; [what-one]</text:span></text:p>
      <text:p text:style-name="P3"><text:span text:style-name="T4">0x0000065b</text:span> <text:s text:c="3"/>0x9 <text:s/>1c0a00000000000000<text:span text:style-name="T5"> <text:s text:c="9"/></text:span><text:span text:style-name="T6">STORE , 0xa <text:s text:c="6"/></text:span><text:span text:style-name="T8">; [what-one]</text:span></text:p>
      <text:p text:style-name="P3"><text:span text:style-name="T4">0x00000664</text:span> <text:s text:c="2"/>0x12 <text:s/>250b00000000000000<text:span text:style-name="T5"> <text:s text:c="7"/></text:span><text:span text:style-name="T6">DECLARE , 0xb <text:s text:c="6"/></text:span><text:span text:style-name="T8">; [what-two]</text:span></text:p>
      <text:p text:style-name="P3"><text:span text:style-name="T4">0x0000066d</text:span> <text:s text:c="2"/>0x1b <text:s/>1c0b00000000000000<text:span text:style-name="T5"> <text:s text:c="9"/></text:span><text:span text:style-name="T6">STORE , 0xb <text:s text:c="6"/></text:span><text:span text:style-name="T8">; [what-two]</text:span></text:p>
      <text:p text:style-name="P3"><text:span text:style-name="T4">0x00000676</text:span> <text:s text:c="2"/>0x24 <text:s/>270000000000000000<text:span text:style-name="T5"> <text:s text:c="10"/></text:span><text:span text:style-name="T6">LIST , 0x0 <text:s text:c="6"/>; '0'</text:span></text:p>
      <text:p text:style-name="P3"><text:span text:style-name="T4">0x0000067f</text:span> <text:s text:c="2"/>0x2d <text:s/>0d0a00000000000000<text:span text:style-name="T5"> <text:s text:c="8"/></text:span><text:span text:style-name="T6">PUSHSY , 0xa <text:s text:c="6"/></text:span><text:span text:style-name="T8">; [what-one]</text:span></text:p>
      <text:p text:style-name="P3"><text:span text:style-name="T4">0x00000688</text:span> <text:s text:c="2"/>0x36 <text:s text:c="17"/>1e<text:span text:style-name="T5"> <text:s text:c="12"/></text:span><text:span text:style-name="T6">EQ</text:span></text:p>
      <text:p text:style-name="P3"><text:span text:style-name="T4">0x00000689</text:span> <text:s text:c="2"/>0x37 <text:s/>195c00000000000000<text:span text:style-name="T5"> <text:s text:c="12"/></text:span><text:span text:style-name="T6">JT , 0x5c <text:s text:c="5"/></text:span><text:span text:style-name="T4">; 0x000006ae</text:span></text:p>
      <text:p text:style-name="P3"><text:span text:style-name="T4">0x00000692</text:span> <text:s text:c="2"/>0x40 <text:s/>270000000000000000<text:span text:style-name="T5"> <text:s text:c="10"/></text:span><text:span text:style-name="T6">LIST , 0x0 <text:s text:c="6"/>; '0'</text:span></text:p>
      <text:p text:style-name="P3"><text:span text:style-name="T4">0x0000069b</text:span> <text:s text:c="2"/>0x49 <text:s/>0d0b00000000000000<text:span text:style-name="T5"> <text:s text:c="8"/></text:span><text:span text:style-name="T6">PUSHSY , 0xb <text:s text:c="6"/></text:span><text:span text:style-name="T8">; [what-two]</text:span></text:p>
      <text:p text:style-name="P3"><text:span text:style-name="T4">0x000006a4</text:span> <text:s text:c="2"/>0x52 <text:s text:c="17"/>1e<text:span text:style-name="T5"> <text:s text:c="12"/></text:span><text:span text:style-name="T6">EQ</text:span></text:p>
      <text:p text:style-name="P3"><text:span text:style-name="T4">0x000006a5</text:span> <text:s text:c="2"/>0x53 <text:s/>1a6600000000000000<text:span text:style-name="T5"> <text:s text:c="12"/></text:span><text:span text:style-name="T6">JF , 0x66 <text:s text:c="5"/></text:span><text:span text:style-name="T4">; 0x000006b8</text:span></text:p>
      <text:p text:style-name="P3"><text:span text:style-name="T4">0x000006ae</text:span> <text:s text:c="2"/>0x5c <text:s text:c="17"/>0f<text:span text:style-name="T5"> <text:s text:c="6"/></text:span><text:span text:style-name="T6">PUSHTRUE</text:span><text:span text:style-name="T9"> </text:span><text:span text:style-name="T10">&lt;--</text:span></text:p>
      <text:p text:style-name="P3"><text:span text:style-name="T4">0x000006af</text:span> <text:s text:c="2"/>0x5d <text:s/>1b6700000000000000<text:span text:style-name="T5"> <text:s text:c="11"/></text:span><text:span text:style-name="T6">JMP , 0x67 <text:s text:c="5"/></text:span><text:span text:style-name="T4">; 0x000006b9</text:span></text:p>
      <text:p text:style-name="P3"><text:span text:style-name="T4">0x000006b8</text:span> <text:s text:c="2"/>0x66 <text:s text:c="17"/>10<text:span text:style-name="T5"> <text:s text:c="5"/></text:span><text:span text:style-name="T6">PUSHFALSE</text:span><text:span text:style-name="T9"> </text:span><text:span text:style-name="T10">&lt;--</text:span></text:p>
      <text:p text:style-name="P3"><text:span text:style-name="T4">0x000006b9</text:span> <text:s text:c="2"/>0x67 <text:s/>1a8200000000000000<text:span text:style-name="T5"> <text:s text:c="12"/></text:span><text:span text:style-name="T6">JF , 0x82 <text:s text:c="5"/></text:span><text:span text:style-name="T4">; 0x000006d4</text:span><text:span text:style-name="T9"> </text:span><text:span text:style-name="T10">&lt;--</text:span></text:p>
      <text:p text:style-name="P3"><text:span text:style-name="T4">0x000006c2</text:span> <text:s text:c="2"/>0x70 <text:s/>270000000000000000<text:span text:style-name="T5"> <text:s text:c="10"/></text:span><text:span text:style-name="T6">LIST , 0x0 <text:s text:c="6"/>; '0'</text:span></text:p>
      <text:p text:style-name="P3"><text:span text:style-name="T4">0x000006cb</text:span> <text:s text:c="2"/>0x79 <text:s/>1bc700000000000000<text:span text:style-name="T5"> <text:s text:c="11"/></text:span><text:span text:style-name="T6">JMP , 0xc7 <text:s text:c="5"/></text:span><text:span text:style-name="T4">; 0x00000719</text:span></text:p>
      <text:p text:style-name="P3"><text:span text:style-name="T4">0x000006d4</text:span> <text:s text:c="2"/>0x82 <text:s/>0d0b00000000000000<text:span text:style-name="T5"> <text:s text:c="8"/></text:span><text:span text:style-name="T6">PUSHSY , 0xb <text:s text:c="6"/></text:span><text:span text:style-name="T8">; [what-two]</text:span><text:span text:style-name="T9"> </text:span><text:span text:style-name="T10">&lt;--</text:span></text:p>
      <text:p text:style-name="P3"><text:span text:style-name="T4">0x000006dd</text:span> <text:s text:c="2"/>0x8b <text:s text:c="17"/>28<text:span text:style-name="T5"> <text:s text:c="10"/></text:span><text:span text:style-name="T6">HEAD</text:span></text:p>
      <text:p text:style-name="P3"><text:span text:style-name="T4">0x000006de</text:span> <text:s text:c="2"/>0x8c <text:s/>0d0a00000000000000<text:span text:style-name="T5"> <text:s text:c="8"/></text:span><text:span text:style-name="T6">PUSHSY , 0xa <text:s text:c="6"/></text:span><text:span text:style-name="T8">; [what-one]</text:span></text:p>
      <text:p text:style-name="P3"><text:span text:style-name="T4">0x000006e7</text:span> <text:s text:c="2"/>0x95 <text:s text:c="17"/>28<text:span text:style-name="T5"> <text:s text:c="10"/></text:span><text:span text:style-name="T6">HEAD</text:span></text:p>
      <text:p text:style-name="P3"><text:span text:style-name="T4">0x000006e8</text:span> <text:s text:c="2"/>0x96 <text:s/>270200000000000000<text:span text:style-name="T5"> <text:s text:c="10"/></text:span><text:span text:style-name="T6">LIST , 0x2 <text:s text:c="6"/>; '2'</text:span></text:p>
      <text:p text:style-name="P3"><text:span text:style-name="T4">0x000006f1</text:span> <text:s text:c="2"/>0x9f <text:s/>270100000000000000<text:span text:style-name="T5"> <text:s text:c="10"/></text:span><text:span text:style-name="T6">LIST , 0x1 <text:s text:c="6"/>; '1'</text:span></text:p>
      <text:p text:style-name="P3"><text:span text:style-name="T4">0x000006fa</text:span> <text:s text:c="2"/>0xa8 <text:s/>0d0b00000000000000<text:span text:style-name="T5"> <text:s text:c="8"/></text:span><text:span text:style-name="T6">PUSHSY , 0xb <text:s text:c="6"/></text:span><text:span text:style-name="T8">; [what-two]</text:span></text:p>
      <text:p text:style-name="P3"><text:span text:style-name="T4">0x00000703</text:span> <text:s text:c="2"/>0xb1 <text:s text:c="17"/>29<text:span text:style-name="T5"> <text:s text:c="10"/></text:span><text:span text:style-name="T6">TAIL</text:span></text:p>
      <text:p text:style-name="P3"><text:span text:style-name="T4">0x00000704</text:span> <text:s text:c="2"/>0xb2 <text:s/>0d0a00000000000000<text:span text:style-name="T5"> <text:s text:c="8"/></text:span><text:span text:style-name="T6">PUSHSY , 0xa <text:s text:c="6"/></text:span><text:span text:style-name="T8">; [what-one]</text:span></text:p>
      <text:p text:style-name="P3"><text:span text:style-name="T4">0x0000070d</text:span> <text:s text:c="2"/>0xbb <text:s text:c="17"/>29<text:span text:style-name="T5"> <text:s text:c="10"/></text:span><text:span text:style-name="T6">TAIL</text:span></text:p>
      <text:p text:style-name="P3"><text:span text:style-name="T4">0x0000070e</text:span> <text:s text:c="2"/>0xbc <text:s/>0d0900000000000000<text:span text:style-name="T5"> <text:s text:c="8"/></text:span><text:span text:style-name="T6">PUSHSY , 0x9 <text:s text:c="6"/></text:span><text:span text:style-name="T8">; [zip]</text:span></text:p>
      <text:p text:style-name="P3"><text:span text:style-name="T4">0x00000717</text:span> <text:s text:c="2"/>0xc5 <text:s text:c="17"/>16<text:span text:style-name="T5"> <text:s text:c="10"/></text:span><text:span text:style-name="T6">CALL</text:span></text:p>
      <text:p text:style-name="P3"><text:span text:style-name="T4">0x00000718</text:span> <text:s text:c="2"/>0xc6 <text:s text:c="17"/>2a<text:span text:style-name="T5"> <text:s text:c="7"/></text:span><text:span text:style-name="T6">LISTCAT</text:span></text:p>
      <text:p text:style-name="P3"><text:span text:style-name="T4">0x00000719</text:span> <text:s text:c="2"/>0xc7 <text:s text:c="17"/>18<text:span text:style-name="T5"> <text:s text:c="11"/></text:span><text:span text:style-name="T6">RET</text:span><text:span text:style-name="T9"> </text:span><text:span text:style-name="T10">&lt;--</text:span></text:p>
      <text:p text:style-name="P5"/>
      <text:p text:style-name="P5"/>
      <text:p text:style-name="P6">END OF TAPE</text:p>
      <text:p text:style-name="P7"/>
      <text:p text:style-name="P13"/>
      <text:p text:style-name="P3">--------------------------------------------------------------------------------</text:p>
      <text:p text:style-name="P3">tape number <text:s text:c="3"/>: <text:span text:style-name="T3">6</text:span></text:p>
      <text:p text:style-name="P3">length of tape : 142 bytes</text:p>
      <text:p text:style-name="P3">tape start <text:s text:c="4"/>: <text:span text:style-name="T4">0x00000722</text:span></text:p>
      <text:p text:style-name="P3">tape end <text:s text:c="6"/>: <text:span text:style-name="T4">0x000007b0</text:span></text:p>
      <text:p text:style-name="P3">--------------------------------------------------------------------------------</text:p>
      <text:p text:style-name="P3"><text:span text:style-name="T4">0x00000722</text:span> <text:s text:c="3"/>0x0 <text:s/>250d00000000000000<text:span text:style-name="T5"> <text:s text:c="7"/></text:span><text:span text:style-name="T6">DECLARE , 0xd <text:s text:c="6"/></text:span><text:span text:style-name="T8">; [with]</text:span></text:p>
      <text:p text:style-name="P3"><text:span text:style-name="T4">0x0000072b</text:span> <text:s text:c="3"/>0x9 <text:s/>1c0d00000000000000<text:span text:style-name="T5"> <text:s text:c="9"/></text:span><text:span text:style-name="T6">STORE , 0xd <text:s text:c="6"/></text:span><text:span text:style-name="T8">; [with]</text:span></text:p>
      <text:p text:style-name="P3"><text:span text:style-name="T4">0x00000734</text:span> <text:s text:c="2"/>0x12 <text:s/>250e00000000000000<text:span text:style-name="T5"> <text:s text:c="7"/></text:span><text:span text:style-name="T6">DECLARE , 0xe <text:s text:c="6"/></text:span><text:span text:style-name="T8">; [what]</text:span></text:p>
      <text:p text:style-name="P3"><text:span text:style-name="T4">0x0000073d</text:span> <text:s text:c="2"/>0x1b <text:s/>1c0e00000000000000<text:span text:style-name="T5"> <text:s text:c="9"/></text:span><text:span text:style-name="T6">STORE , 0xe <text:s text:c="6"/></text:span><text:span text:style-name="T8">; [what]</text:span></text:p>
      <text:p text:style-name="P3"><text:span text:style-name="T4">0x00000746</text:span> <text:s text:c="2"/>0x24 <text:s/>270000000000000000<text:span text:style-name="T5"> <text:s text:c="10"/></text:span><text:span text:style-name="T6">LIST , 0x0 <text:s text:c="6"/>; '0'</text:span></text:p>
      <text:p text:style-name="P3"><text:span text:style-name="T4">0x0000074f</text:span> <text:s text:c="2"/>0x2d <text:s/>0d0e00000000000000<text:span text:style-name="T5"> <text:s text:c="8"/></text:span><text:span text:style-name="T6">PUSHSY , 0xe <text:s text:c="6"/></text:span><text:span text:style-name="T8">; [what]</text:span></text:p>
      <text:p text:style-name="P3"><text:span text:style-name="T4">0x00000758</text:span> <text:s text:c="2"/>0x36 <text:s text:c="17"/>1e<text:span text:style-name="T5"> <text:s text:c="12"/></text:span><text:span text:style-name="T6">EQ</text:span></text:p>
      <text:p text:style-name="P3"><text:span text:style-name="T4">0x00000759</text:span> <text:s text:c="2"/>0x37 <text:s/>1a5200000000000000<text:span text:style-name="T5"> <text:s text:c="12"/></text:span><text:span text:style-name="T6">JF , 0x52 <text:s text:c="5"/></text:span><text:span text:style-name="T4">; 0x00000774</text:span></text:p>
      <text:p text:style-name="P3"><text:span text:style-name="T4">0x00000762</text:span> <text:s text:c="2"/>0x40 <text:s/>270000000000000000<text:span text:style-name="T5"> <text:s text:c="10"/></text:span><text:span text:style-name="T6">LIST , 0x0 <text:s text:c="6"/>; '0'</text:span></text:p>
      <text:p text:style-name="P3"><text:span text:style-name="T4">0x0000076b</text:span> <text:s text:c="2"/>0x49 <text:s/>1b8d00000000000000<text:span text:style-name="T5"> <text:s text:c="11"/></text:span><text:span text:style-name="T6">JMP , 0x8d <text:s text:c="5"/></text:span><text:span text:style-name="T4">; 0x000007af</text:span></text:p>
      <text:p text:style-name="P3"><text:span text:style-name="T4">0x00000774</text:span> <text:s text:c="2"/>0x52 <text:s/>0d0e00000000000000<text:span text:style-name="T5"> <text:s text:c="8"/></text:span><text:span text:style-name="T6">PUSHSY , 0xe <text:s text:c="6"/></text:span><text:span text:style-name="T8">; [what]</text:span><text:span text:style-name="T9"> </text:span><text:span text:style-name="T10">&lt;--</text:span></text:p>
      <text:p text:style-name="P3"><text:span text:style-name="T4">0x0000077d</text:span> <text:s text:c="2"/>0x5b <text:s text:c="17"/>28<text:span text:style-name="T5"> <text:s text:c="10"/></text:span><text:span text:style-name="T6">HEAD</text:span></text:p>
      <text:p text:style-name="P3"><text:span text:style-name="T4">0x0000077e</text:span> <text:s text:c="2"/>0x5c <text:s/>0d0d00000000000000<text:span text:style-name="T5"> <text:s text:c="8"/></text:span><text:span text:style-name="T6">PUSHSY , 0xd <text:s text:c="6"/></text:span><text:span text:style-name="T8">; [with]</text:span></text:p>
      <text:p text:style-name="P3"><text:span text:style-name="T4">0x00000787</text:span> <text:s text:c="2"/>0x65 <text:s text:c="17"/>16<text:span text:style-name="T5"> <text:s text:c="10"/></text:span><text:span text:style-name="T6">CALL</text:span></text:p>
      <text:p text:style-name="P3"><text:span text:style-name="T4">0x00000788</text:span> <text:s text:c="2"/>0x66 <text:s/>270100000000000000<text:span text:style-name="T5"> <text:s text:c="10"/></text:span><text:span text:style-name="T6">LIST , 0x1 <text:s text:c="6"/>; '1'</text:span></text:p>
      <text:p text:style-name="P3"><text:span text:style-name="T4">0x00000791</text:span> <text:s text:c="2"/>0x6f <text:s/>0d0e00000000000000<text:span text:style-name="T5"> <text:s text:c="8"/></text:span><text:span text:style-name="T6">PUSHSY , 0xe <text:s text:c="6"/></text:span><text:span text:style-name="T8">; [what]</text:span></text:p>
      <text:p text:style-name="P3"><text:span text:style-name="T4">0x0000079a</text:span> <text:s text:c="2"/>0x78 <text:s text:c="17"/>29<text:span text:style-name="T5"> <text:s text:c="10"/></text:span><text:span text:style-name="T6">TAIL</text:span></text:p>
      <text:p text:style-name="P3"><text:span text:style-name="T4">0x0000079b</text:span> <text:s text:c="2"/>0x79 <text:s/>0d0d00000000000000<text:span text:style-name="T5"> <text:s text:c="8"/></text:span><text:span text:style-name="T6">PUSHSY , 0xd <text:s text:c="6"/></text:span><text:span text:style-name="T8">; [with]</text:span></text:p>
      <text:p text:style-name="P3"><text:span text:style-name="T4">0x000007a4</text:span> <text:s text:c="2"/>0x82 <text:s/>0d0c00000000000000<text:span text:style-name="T5"> <text:s text:c="8"/></text:span><text:span text:style-name="T6">PUSHSY , 0xc <text:s text:c="6"/></text:span><text:span text:style-name="T8">; [map]</text:span></text:p>
      <text:p text:style-name="P3"><text:span text:style-name="T4">0x000007ad</text:span> <text:s text:c="2"/>0x8b <text:s text:c="17"/>16<text:span text:style-name="T5"> <text:s text:c="10"/></text:span><text:span text:style-name="T6">CALL</text:span></text:p>
      <text:p text:style-name="P3"><text:span text:style-name="T4">0x000007ae</text:span> <text:s text:c="2"/>0x8c <text:s text:c="17"/>2a<text:span text:style-name="T5"> <text:s text:c="7"/></text:span><text:span text:style-name="T6">LISTCAT</text:span></text:p>
      <text:p text:style-name="P3"><text:span text:style-name="T4">0x000007af</text:span> <text:s text:c="2"/>0x8d <text:s text:c="17"/>18<text:span text:style-name="T5"> <text:s text:c="11"/></text:span><text:span text:style-name="T6">RET</text:span><text:span text:style-name="T9"> </text:span><text:span text:style-name="T10">&lt;--</text:span></text:p>
      <text:p text:style-name="P9"/>
      <text:p text:style-name="P9"/>
      <text:p text:style-name="P10">END OF TAPE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9:40:14.785508342</meta:creation-date>
    <dc:date>2019-01-09T19:45:53.051895866</dc:date>
    <meta:editing-duration>PT5M49S</meta:editing-duration>
    <meta:editing-cycles>1</meta:editing-cycles>
    <meta:document-statistic meta:table-count="0" meta:image-count="0" meta:object-count="0" meta:page-count="10" meta:paragraph-count="322" meta:word-count="2052" meta:character-count="20174" meta:non-whitespace-character-count="12429"/>
    <meta:generator>LibreOffice/6.0.6.2$Linux_X86_64 LibreOffice_project/00m0$Build-2</meta:generator>
  </office:meta>
</office:document-meta>
</file>